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d8c" officeooo:paragraph-rsid="0017dd8c"/>
    </style:style>
    <style:style style:name="P2" style:family="paragraph" style:parent-style-name="Standard">
      <style:text-properties officeooo:rsid="001d57ad" officeooo:paragraph-rsid="001d57ad"/>
    </style:style>
    <style:style style:name="P3" style:family="paragraph" style:parent-style-name="Standard">
      <style:text-properties officeooo:rsid="001d57ad" officeooo:paragraph-rsid="001e1538"/>
    </style:style>
    <style:style style:name="P4" style:family="paragraph" style:parent-style-name="Standard">
      <style:text-properties officeooo:rsid="001e1538" officeooo:paragraph-rsid="001e1538"/>
    </style:style>
    <style:style style:name="T1" style:family="text">
      <style:text-properties officeooo:rsid="0017dd8c"/>
    </style:style>
    <style:style style:name="T2" style:family="text">
      <style:text-properties officeooo:rsid="001e15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 :</text:p>
      <text:p text:style-name="P1">nom <text:tab/><text:tab/>varchar(50)</text:p>
      <text:p text:style-name="P1">prenom <text:tab/>varchar(50)</text:p>
      <text:p text:style-name="P1">adresse<text:tab/><text:tab/>varchar(50)</text:p>
      <text:p text:style-name="P1">telephone<text:tab/>int</text:p>
      <text:p text:style-name="P1">jour<text:tab/><text:tab/>date</text:p>
      <text:p text:style-name="P1"/>
      <text:p text:style-name="P2">livre :</text:p>
      <text:p text:style-name="P2">titre<text:tab/><text:tab/><text:span text:style-name="T1">varchar(50)</text:span></text:p>
      <text:p text:style-name="P2">auteur<text:tab/><text:tab/><text:span text:style-name="T1">varchar(50)</text:span></text:p>
      <text:p text:style-name="P2">editeur<text:tab/><text:tab/><text:span text:style-name="T1">varchar(50)</text:span></text:p>
      <text:p text:style-name="P2">tome<text:tab/><text:tab/>int</text:p>
      <text:p text:style-name="P2">numero<text:tab/>int</text:p>
      <text:p text:style-name="P2">theme<text:tab/><text:tab/><text:span text:style-name="T1">varchar(50)</text:span></text:p>
      <text:p text:style-name="P4">etat<text:tab/><text:tab/><text:span text:style-name="T1">varchar(50)</text:span></text:p>
      <text:p text:style-name="P2"/>
      <text:p text:style-name="P2">emprunt :</text:p>
      <text:p text:style-name="P2">coordonnée <text:tab/><text:span text:style-name="T1">varchar(50)</text:span></text:p>
      <text:p text:style-name="P2">dateEmprunt<text:tab/>date</text:p>
      <text:p text:style-name="P2"/>
      <text:p text:style-name="P4">retour :</text:p>
      <text:p text:style-name="P3">dateRetour<text:tab/>date</text:p>
      <text:p text:style-name="P3"><text:span text:style-name="T2">dateR</text:span>elance<text:tab/><text:tab/>date</text:p>
      <text:p text:style-name="P3">nombreRelance<text:tab/>int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09:20:33.023916189</meta:creation-date>
    <dc:date>2024-04-23T10:42:56.264688342</dc:date>
    <meta:editing-duration>PT1M21S</meta:editing-duration>
    <meta:editing-cycles>1</meta:editing-cycles>
    <meta:document-statistic meta:table-count="0" meta:image-count="0" meta:object-count="0" meta:page-count="1" meta:paragraph-count="21" meta:word-count="42" meta:character-count="310" meta:non-whitespace-character-count="276"/>
    <meta:generator>LibreOffice/7.3.7.2$Linux_X86_64 LibreOffice_project/30$Build-2</meta:generator>
  </office:meta>
</office:document-meta>
</file>